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P2" style:family="paragraph" style:parent-style-name="Standard">
      <style:text-properties style:font-name="Arial" officeooo:rsid="0002fbce" officeooo:paragraph-rsid="0002fbce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  <style:style style:name="T3" style:family="text">
      <style:text-properties officeooo:rsid="0004e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dos de imagens</text:p>
      <text:p text:style-name="P3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. </text:span></text:p>
      <text:p text:style-name="P1"><text:tab/><text:span text:style-name="T3">Por fim, podemos usar a tag background-size: contain; para que a imagem se adapte ao tamanho da tela, só que esse formato, não preenche a tela toda. Ou usamos a tag background-size: cover; para que a imagem se adapte ao tamanho do conteudo, picotando alguma coisas da image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8T12:07:36.784000000</dc:date>
    <meta:editing-duration>PT26M4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149" meta:character-count="968" meta:non-whitespace-character-count="819"/>
  </office:meta>
</office:document-meta>
</file>